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90 deg lat 0 deg long NonRotating FPA = -90 deg, Azimuth = 90 de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9169668799612" calcext:value-type="float">
            <text:p>2.0916966879961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8.9895118172978E-020" calcext:value-type="float">
            <text:p>-8.9895118172978E-02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8.9895118172978E-020" calcext:value-type="float">
            <text:p>-8.9895118172978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4.4947559086489E-020" calcext:value-type="float">
            <text:p>4.4947559086489E-02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4.4947559086489E-020" calcext:value-type="float">
            <text:p>4.4947559086489E-02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734049345783343" calcext:value-type="float">
            <text:p>-0.000734049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52435489670724E-029" calcext:value-type="float">
            <text:p>2.52435489670724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8.9895118172978E-020" calcext:value-type="float">
            <text:p>-8.9895118172978E-020</text:p>
          </table:table-cell>
          <table:table-cell/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4947559086489E-020" calcext:value-type="float">
            <text:p>4.4947559086489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4947559086489E-020" calcext:value-type="float">
            <text:p>4.4947559086489E-02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8.9895118172978E-020" calcext:value-type="float">
            <text:p>-8.9895118172978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4947559086489E-020" calcext:value-type="float">
            <text:p>4.4947559086489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8.9895118172978E-020" calcext:value-type="float">
            <text:p>-8.9895118172978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4947559086489E-020" calcext:value-type="float">
            <text:p>4.4947559086489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09169668799612" calcext:value-type="float">
            <text:p>-2.09E-01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3415.99992659507" calcext:value-type="float">
            <text:p>-3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4.4947559086489E-020" calcext:value-type="float">
            <text:p>4.49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734049345783343" calcext:value-type="float">
            <text:p>7.34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9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9.12142203090985E-017" calcext:value-type="float">
            <text:p>-9.12142203090985E-017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9.12142203090985E-017" calcext:value-type="float">
            <text:p>-9.12142203090985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57339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97" calcext:value-type="float">
            <text:p>2.0464220424497E-013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1.3169307060632E-024" calcext:value-type="float">
            <text:p>-1.3169307060632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12142203090985E-017" calcext:value-type="float">
            <text:p>-9.12142203090985E-017</text:p>
          </table:table-cell>
          <table:table-cell/>
          <table:table-cell table:style-name="ce3" office:value-type="float" office:value="-4.56071101557339E-017" calcext:value-type="float">
            <text:p>-4.56071101557339E-017</text:p>
          </table:table-cell>
          <table:table-cell/>
          <table:table-cell table:style-name="ce3" office:value-type="float" office:value="1.99999999994805" calcext:value-type="float">
            <text:p>1.9999999999</text:p>
          </table:table-cell>
          <table:table-cell table:style-name="ce3" office:value-type="float" office:value="-4.56071101533646E-017" calcext:value-type="float">
            <text:p>-4.56071101533646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3015386303" calcext:value-type="float">
            <text:p>1.9347301538630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0.00000000000020464220424497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3342.0608192900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12142203090985E-017" calcext:value-type="float">
            <text:p>-9.12142203090985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4.56071101557339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74482063216083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12142203090985E-017" calcext:value-type="float">
            <text:p>-9.12142203090985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0464220424497" calcext:value-type="float">
            <text:p>-2.05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3342.06081929009" calcext:value-type="float">
            <text:p>-3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4.56071101557339E-017" calcext:value-type="float">
            <text:p>4.5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744820632160838" calcext:value-type="float">
            <text:p>7.45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3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6859" calcext:value-type="float">
            <text:p>3342.060819268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685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9.12142203090985E-017" calcext:value-type="float">
            <text:p>-9.12142203090985E-017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9.12142203090985E-017" calcext:value-type="float">
            <text:p>-9.12142203090985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493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41492" calcext:value-type="float">
            <text:p>-0.744820632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41492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26217744835362E-028" calcext:value-type="float">
            <text:p>-1.26217744835362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12142203090985E-017" calcext:value-type="float">
            <text:p>-9.12142203090985E-017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-4.56071101545492E-017" calcext:value-type="float">
            <text:p>-4.56071101545492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9.99200722162641E-016" calcext:value-type="float">
            <text:p>9.9920072216264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6859" calcext:value-type="float">
            <text:p>3342.060819268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12142203090985E-017" calcext:value-type="float">
            <text:p>-9.12142203090985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4.56071101545493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41492" calcext:value-type="float">
            <text:p>-0.7448206321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744820632141492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8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12142203090985E-017" calcext:value-type="float">
            <text:p>-9.12142203090985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6859" calcext:value-type="float">
            <text:p>3342.060819268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4.56071101545493E-017" calcext:value-type="float">
            <text:p>4.5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41492" calcext:value-type="float">
            <text:p>-0.7448206321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744820632141492" calcext:value-type="float">
            <text:p>7.45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21T14:27:28.755715067</dc:date>
    <dc:creator>Stacha Petrovic</dc:creator>
    <meta:editing-duration>P47DT16H35M34S</meta:editing-duration>
    <meta:editing-cycles>936</meta:editing-cycles>
    <meta:document-statistic meta:table-count="8" meta:cell-count="2810" meta:object-count="0"/>
    <meta:user-defined meta:name="qrichtext">1</meta:user-defined>
  </office:meta>
</office:document-meta>
</file>